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e jure restriction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ountry_name</text:p>
          </table:table-cell>
          <table:table-cell office:value-type="string" calcext:value-type="string">
            <text:p>cowcod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hort_name</text:p>
          </table:table-cell>
          <table:table-cell office:value-type="string" calcext:value-type="string">
            <text:p>legis_nam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restrictiveness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original_link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651" calcext:value-type="float">
            <text:p>651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Law 8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http://www.icnl.org/research/library/files/Egypt/law84-2002-En.pdf</text:p>
          </table:table-cell>
          <table:table-cell office:value-type="string" calcext:value-type="string">
            <text:p>https://www.hrw.org/report/2005/07/03/egypt-margins-repression/state-limits-nongovernmental-organization-activism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651" calcext:value-type="float">
            <text:p>65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Ministry 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651" calcext:value-type="float">
            <text:p>65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Penal Code Article 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651" calcext:value-type="float">
            <text:p>65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Constitu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651" calcext:value-type="float">
            <text:p>651</text:p>
          </table:table-cell>
          <table:table-cell office:value-type="float" office:value="1948" calcext:value-type="float">
            <text:p>1948</text:p>
          </table:table-cell>
          <table:table-cell table:number-columns-repeated="2" office:value-type="string" calcext:value-type="string">
            <text:p>Civil Code (Law 131, amended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651" calcext:value-type="float">
            <text:p>651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string" calcext:value-type="string">
            <text:p>Commercial Register Law (Law 34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651" calcext:value-type="float">
            <text:p>651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string" calcext:value-type="string">
            <text:p>Commercial Register Law (Law 98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651" calcext:value-type="float">
            <text:p>65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nistry of Social Affairs Decree 178 of 2002</text:p>
          </table:table-cell>
          <table:table-cell office:value-type="string" calcext:value-type="string">
            <text:p>Implementing Regulation for Law 84 of 2002 (Ministry of Social Affairs Decree 178 of 2002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651" calcext:value-type="float">
            <text:p>65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Law on the Right to Public Meetings, Processions and Peaceful Demonstrations (Law 107 of 201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651" calcext:value-type="float">
            <text:p>651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Assembly Law of 1914</text:p>
          </table:table-cell>
          <table:table-cell office:value-type="string" calcext:value-type="string">
            <text:p>Assembly Law of 1914 (Law 107 above did not replace this law, which is still on the books and may be used to impose additional penal sanctions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/00/0000</text:date>, <text:time style:data-style-name="N2" text:time-value="14:07:25.36552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01:08:47.809330000</meta:creation-date>
    <dc:date>2016-02-08T14:07:41.895729000</dc:date>
    <meta:editing-duration>PT16M52S</meta:editing-duration>
    <meta:editing-cycles>6</meta:editing-cycles>
    <meta:generator>LibreOffice/5.0.4.2$MacOSX_X86_64 LibreOffice_project/2b9802c1994aa0b7dc6079e128979269cf95bc78</meta:generator>
    <meta:document-statistic meta:table-count="1" meta:cell-count="63" meta:object-count="0"/>
  </office:meta>
</office:document-meta>
</file>